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116d" officeooo:paragraph-rsid="000211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8T13:05:10.506569310</meta:creation-date>
    <dc:date>2022-03-08T13:05:42.018119687</dc:date>
    <meta:editing-duration>PT34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0.7.3$Linux_X86_64 LibreOffice_project/00m0$Build-3</meta:generator>
  </office:meta>
</office:document-meta>
</file>